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assign title='Mr.']</text:text-input>Hello <text:text-input text:description="jooscript">${title}</text:text-input><text:span text:style-name="T1"> </text:span><text:span text:style-name="T1"><text:text-input text:description="jooscript">${name}</text:text-input>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5-05-03T14:23:39</meta:creation-date>
    <dc:date>2009-07-27T21:51:41</dc:date>
    <dc:language>en-US</dc:language>
    <meta:editing-cycles>10</meta:editing-cycles>
    <meta:editing-duration>PT00H10M00S</meta:editing-duration>
    <meta:document-statistic meta:table-count="0" meta:image-count="0" meta:object-count="0" meta:page-count="1" meta:paragraph-count="1" meta:word-count="4" meta:character-count="44"/>
    <meta:user-defined meta:name="Info 1"/>
    <meta:user-defined meta:name="Info 2"/>
    <meta:user-defined meta:name="Info 3"/>
    <meta:user-defined meta:name="Info 4"/>
  </office:meta>
</office:document-meta>
</file>